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1.188cm" fo:min-width="0.938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2.163cm" fo:min-width="5.596cm"/>
    </style:style>
    <style:style style:name="gr3" style:family="graphic" style:parent-style-name="standard">
      <style:graphic-properties draw:stroke="none" draw:fill-color="#666666" draw:textarea-horizontal-align="justify" draw:textarea-vertical-align="middle" draw:auto-grow-height="false" fo:min-height="1.274cm" fo:min-width="5.596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1.155cm" fo:min-width="5.59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74cm" fo:min-width="1.7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3.7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4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366cm"/>
    </style:style>
    <style:style style:name="gr10" style:family="graphic" style:parent-style-name="standard">
      <style:graphic-properties draw:fill-color="#333333" draw:textarea-horizontal-align="justify" draw:textarea-vertical-align="middle" draw:auto-grow-height="false" fo:min-height="1.274cm" fo:min-width="1.78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1.155cm" fo:min-width="3.691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1.401cm" fo:min-width="3.691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2.425cm" fo:min-width="3.69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alibri Light" fo:font-size="13pt" fo:font-weight="normal" style:font-size-asian="13pt" style:font-size-complex="13pt"/>
    </style:style>
    <style:style style:name="P3" style:family="paragraph">
      <style:paragraph-properties fo:text-align="start"/>
    </style:style>
    <style:style style:name="P4" style:family="paragraph">
      <loext:graphic-properties draw:fill-color="#cccccc"/>
      <style:paragraph-properties fo:text-align="start"/>
      <style:text-properties fo:color="#000000" fo:font-size="10pt" style:font-size-asian="10pt" style:font-size-complex="10pt"/>
    </style:style>
    <style:style style:name="P5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  <style:text-properties style:use-window-font-color="true" style:font-name="Calibri Light1" fo:font-size="10pt" fo:font-weight="bold"/>
    </style:style>
    <style:style style:name="P8" style:family="paragraph">
      <loext:graphic-properties draw:fill="none" draw:fill-color="#ffffff"/>
      <style:text-properties style:font-name="Calibri Light" fo:font-size="10pt" fo:font-weight="bold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-color="#333333"/>
      <style:paragraph-properties fo:text-align="center"/>
      <style:text-properties style:use-window-font-color="true" style:font-name="Calibri Light1" fo:font-size="10pt" fo:font-weight="bold"/>
    </style:style>
    <style:style style:name="P11" style:family="paragraph">
      <loext:graphic-properties draw:fill-color="#333333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style:font-name="Calibri Light" fo:font-size="13pt" fo:font-weight="normal" style:font-size-asian="13pt" style:font-size-complex="13pt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ffffff" style:font-name="Calibri Light1" fo:font-size="10pt" fo:font-weight="bold"/>
    </style:style>
    <style:style style:name="T6" style:family="text">
      <style:text-properties style:font-name="Calibri Light"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2.032cm" svg:height="2.032cm" svg:x="9.671cm" svg:y="1.162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6.096cm" svg:height="2.413cm" svg:x="7.639cm" svg:y="3.891cm">
          <text:p text:style-name="P3"><text:span text:style-name="T2">Retrieve data from music file:</text:span></text:p>
          <text:p text:style-name="P3"><text:span text:style-name="T3">- Calc the rms avg of raw data</text:span></text:p>
          <text:p text:style-name="P3"><text:span text:style-name="T3">- Apply the current gain</text:span></text:p>
          <text:p text:style-name="P3"><text:span text:style-name="T3">- Calc the rms avg of modifie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6.096cm" svg:height="1.524cm" svg:x="7.639cm" svg:y="7.058cm">
          <text:p text:style-name="P1"><text:span text:style-name="T4">Record mic data and Calc the rms average of raw mic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6.096cm" svg:height="1.405cm" svg:x="7.639cm" svg:y="13.192cm">
          <text:p text:style-name="P1"><text:span text:style-name="T4">- Update time_last_checked = now</text:span></text:p>
          <text:p text:style-name="P3"><text:span text:style-name="T4"><text:s/></text:span><text:span text:style-name="T4">- Calculate average noi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" draw:id="id3" draw:layer="layout" svg:width="4.572cm" svg:height="3.048cm" svg:x="8.401cm" svg:y="9.363cm">
          <text:p text:style-name="P1"><text:span text:style-name="T5">Has it been 1 second since we last check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8" draw:layer="layout" svg:width="4.249cm" svg:height="0.953cm" svg:x="11.979cm" svg:y="1.516cm">
          <draw:text-box>
            <text:p><text:span text:style-name="T6">gain = 0</text:span></text:p>
            <text:p><text:span text:style-name="T6">time_last_updated_vol = 0</text:span></text:p>
          </draw:text-box>
        </draw:frame>
        <draw:connector draw:style-name="gr7" draw:text-style-name="P9" draw:layer="layout" svg:x1="10.687cm" svg:y1="6.304cm" svg:x2="10.687cm" svg:y2="7.058cm" draw:start-shape="id1" draw:start-glue-point="2" draw:end-shape="id2" svg:d="M10687 6304v754" svg:viewBox="0 0 1 755">
          <text:p/>
        </draw:connector>
        <draw:connector draw:style-name="gr7" draw:text-style-name="P9" draw:layer="layout" svg:x1="10.687cm" svg:y1="8.582cm" svg:x2="10.687cm" svg:y2="9.363cm" draw:start-shape="id2" draw:start-glue-point="2" draw:end-shape="id3" svg:d="M10687 8582v781" svg:viewBox="0 0 1 782">
          <text:p/>
        </draw:connector>
        <draw:connector draw:style-name="gr7" draw:text-style-name="P9" draw:layer="layout" svg:x1="10.687cm" svg:y1="12.411cm" svg:x2="10.687cm" svg:y2="13.192cm" draw:start-shape="id3" draw:start-glue-point="6" draw:end-shape="id4" draw:end-glue-point="0" svg:d="M10687 12411v781" svg:viewBox="0 0 1 782">
          <text:p/>
        </draw:connector>
        <draw:custom-shape draw:style-name="gr5" draw:text-style-name="P7" draw:layer="layout" svg:width="4.572cm" svg:height="3.048cm" svg:x="8.375cm" svg:y="15.183cm">
          <text:p text:style-name="P1"><text:span text:style-name="T5">Is the noise value too hig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xml:id="id5" draw:id="id5" draw:layer="layout" svg:width="4.572cm" svg:height="3.048cm" svg:x="8.401cm" svg:y="15.208cm">
          <text:p text:style-name="P1"><text:span text:style-name="T5">Is the noise <text:s/>relative to our current volume too hig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xml:id="id7" draw:id="id7" draw:layer="layout" svg:width="4.572cm" svg:height="3.048cm" svg:x="8.401cm" svg:y="18.915cm">
          <text:p text:style-name="P1"><text:span text:style-name="T5">Is the noise relative to the original volume low enoug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8" draw:layer="layout" svg:width="0.963cm" svg:height="0.602cm" svg:x="10.467cm" svg:y="12.247cm">
          <draw:text-box>
            <text:p><text:span text:style-name="T6">yes</text:span></text:p>
          </draw:text-box>
        </draw:frame>
        <draw:frame draw:style-name="gr9" draw:text-style-name="P8" draw:layer="layout" svg:width="0.866cm" svg:height="0.602cm" svg:x="10.705cm" svg:y="18.28cm">
          <draw:text-box>
            <text:p><text:span text:style-name="T6">no</text:span></text:p>
          </draw:text-box>
        </draw:frame>
        <draw:frame draw:style-name="gr8" draw:text-style-name="P8" draw:layer="layout" svg:width="0.963cm" svg:height="0.602cm" svg:x="10.652cm" svg:y="21.869cm">
          <draw:text-box>
            <text:p><text:span text:style-name="T6">yes</text:span></text:p>
          </draw:text-box>
        </draw:frame>
        <draw:line draw:style-name="gr7" draw:text-style-name="P9" draw:layer="layout" svg:x1="10.652cm" svg:y1="18.153cm" svg:x2="10.652cm" svg:y2="18.915cm">
          <text:p/>
        </draw:line>
        <draw:connector draw:style-name="gr7" draw:text-style-name="P9" draw:layer="layout" svg:x1="10.687cm" svg:y1="14.597cm" svg:x2="10.687cm" svg:y2="15.208cm" draw:start-shape="id4" draw:start-glue-point="2" draw:end-shape="id5" draw:end-glue-point="4" svg:d="M10687 14597v611" svg:viewBox="0 0 1 612">
          <text:p/>
        </draw:connector>
        <draw:custom-shape draw:style-name="gr4" draw:text-style-name="P6" xml:id="id8" draw:id="id8" draw:layer="layout" svg:width="6.096cm" svg:height="1.405cm" svg:x="7.639cm" svg:y="22.852cm">
          <text:p text:style-name="P1"><text:span text:style-name="T4">Set the gain = 0 thereby setting the volume back to its original 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6" draw:id="id6" draw:layer="layout" svg:width="4.572cm" svg:height="3.048cm" svg:x="14.462cm" svg:y="15.208cm">
          <text:p text:style-name="P1"><text:span text:style-name="T5">Has this loud noise persisted for 5 seconds so fa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9" draw:layer="layout" svg:x1="12.973cm" svg:y1="16.732cm" svg:x2="14.462cm" svg:y2="16.732cm" draw:start-shape="id5" draw:start-glue-point="7" draw:end-shape="id6" draw:end-glue-point="5" svg:d="M12973 16732h1489" svg:viewBox="0 0 1490 1">
          <text:p/>
        </draw:connector>
        <draw:frame draw:style-name="gr8" draw:text-style-name="P8" draw:layer="layout" svg:width="0.963cm" svg:height="0.602cm" svg:x="12.61cm" svg:y="16.154cm">
          <draw:text-box>
            <text:p><text:span text:style-name="T6">yes</text:span></text:p>
          </draw:text-box>
        </draw:frame>
        <draw:connector draw:style-name="gr7" draw:text-style-name="P9" draw:layer="layout" svg:x1="10.687cm" svg:y1="21.963cm" svg:x2="10.687cm" svg:y2="22.852cm" draw:start-shape="id7" draw:start-glue-point="6" draw:end-shape="id8" draw:end-glue-point="0" svg:d="M10687 21963v889" svg:viewBox="0 0 1 890">
          <text:p/>
        </draw:connector>
        <draw:connector draw:style-name="gr7" draw:text-style-name="P9" draw:layer="layout" draw:line-skew="-0.245cm -5.758cm" svg:x1="10.687cm" svg:y1="26.4cm" svg:x2="7.639cm" svg:y2="5.097cm" draw:start-shape="id9" draw:start-glue-point="2" draw:end-shape="id1" draw:end-glue-point="3" svg:d="M10687 26400v254h-9306v-21557h6258" svg:viewBox="0 0 9307 21558">
          <text:p/>
        </draw:connector>
        <draw:connector draw:style-name="gr7" draw:text-style-name="P9" draw:layer="layout" svg:x1="10.687cm" svg:y1="3.194cm" svg:x2="10.687cm" svg:y2="3.891cm" draw:start-shape="id10" draw:start-glue-point="8" draw:end-shape="id1" draw:end-glue-point="0" svg:d="M10687 3194v697" svg:viewBox="0 0 1 698">
          <text:p/>
        </draw:connector>
        <draw:custom-shape draw:style-name="gr11" draw:text-style-name="P11" xml:id="id12" draw:id="id12" draw:layer="layout" svg:width="4.191cm" svg:height="1.405cm" svg:x="14.653cm" svg:y="13.219cm">
          <text:p text:style-name="P1"><text:span text:style-name="T4">Increase the gain by the gain_step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13" draw:id="id13" draw:layer="layout" svg:width="4.191cm" svg:height="1.651cm" svg:x="14.653cm" svg:y="19.134cm">
          <text:p text:style-name="P1"><text:span text:style-name="T4">Increment the number of consecutive loud noise occur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1" draw:id="id11" draw:layer="layout" svg:width="4.572cm" svg:height="3.048cm" svg:x="2.368cm" svg:y="18.915cm">
          <text:p text:style-name="P1"><text:span text:style-name="T5">Is the noise <text:s/>relative to our current volume too low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9" draw:layer="layout" svg:x1="8.401cm" svg:y1="20.439cm" svg:x2="6.94cm" svg:y2="20.439cm" draw:start-shape="id7" draw:start-glue-point="5" draw:end-shape="id11" draw:end-glue-point="7" svg:d="M8401 20439h-1461" svg:viewBox="0 0 1462 1">
          <text:p/>
        </draw:connector>
        <draw:connector draw:style-name="gr7" draw:text-style-name="P9" draw:layer="layout" svg:x1="16.748cm" svg:y1="15.208cm" svg:x2="16.748cm" svg:y2="14.624cm" draw:start-shape="id6" draw:start-glue-point="4" draw:end-shape="id12" draw:end-glue-point="2" svg:d="M16748 15208v-584" svg:viewBox="0 0 1 585">
          <text:p/>
        </draw:connector>
        <draw:connector draw:style-name="gr7" draw:text-style-name="P9" draw:layer="layout" svg:x1="16.748cm" svg:y1="18.256cm" svg:x2="16.748cm" svg:y2="19.134cm" draw:start-shape="id6" draw:start-glue-point="6" draw:end-shape="id13" draw:end-glue-point="0" svg:d="M16748 18256v878" svg:viewBox="0 0 1 879">
          <text:p/>
        </draw:connector>
        <draw:custom-shape draw:style-name="gr4" draw:text-style-name="P6" xml:id="id9" draw:id="id9" draw:layer="layout" svg:width="6.096cm" svg:height="1.405cm" svg:x="7.639cm" svg:y="24.995cm">
          <text:p text:style-name="P1"><text:span text:style-name="T4">Clear the number of consecutive too loud or quiet noise occurre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svg:x1="10.687cm" svg:y1="24.257cm" svg:x2="10.687cm" svg:y2="24.995cm" draw:start-shape="id8" draw:start-glue-point="2" draw:end-shape="id9" draw:end-glue-point="0" svg:d="M10687 24257v738" svg:viewBox="0 0 1 739">
          <text:p/>
        </draw:connector>
        <draw:connector draw:style-name="gr7" draw:text-style-name="P9" draw:layer="layout" svg:x1="4.654cm" svg:y1="21.963cm" svg:x2="7.639cm" svg:y2="25.697cm" draw:start-shape="id11" draw:start-glue-point="6" draw:end-shape="id9" draw:end-glue-point="3" svg:d="M4654 21963v3734h2985" svg:viewBox="0 0 2986 3735">
          <text:p/>
        </draw:connector>
        <draw:custom-shape draw:style-name="gr10" draw:text-style-name="P10" xml:id="id14" draw:id="id14" draw:layer="layout" svg:width="4.572cm" svg:height="3.048cm" svg:x="2.368cm" svg:y="15.232cm">
          <text:p text:style-name="P1"><text:span text:style-name="T5">Has this quietness persisted for 5 seconds so fa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1" xml:id="id16" draw:id="id16" draw:layer="layout" svg:width="4.191cm" svg:height="1.651cm" svg:x="2.559cm" svg:y="12.573cm">
          <text:p text:style-name="P1"><text:span text:style-name="T4">Increment the number of consecutive quiet mo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svg:x1="18.844cm" svg:y1="13.921cm" svg:x2="20.043cm" svg:y2="13.924cm" draw:start-shape="id12" draw:start-glue-point="1" svg:d="M18844 13921h849v3h350" svg:viewBox="0 0 1200 4">
          <text:p/>
        </draw:connector>
        <draw:connector draw:style-name="gr7" draw:text-style-name="P9" draw:layer="layout" draw:line-skew="0.707cm" svg:x1="18.844cm" svg:y1="19.959cm" svg:x2="13.735cm" svg:y2="5.097cm" draw:start-shape="id13" draw:start-glue-point="1" draw:end-shape="id1" draw:end-glue-point="1" svg:d="M18844 19959h1206v-14862h-6315" svg:viewBox="0 0 6316 14863">
          <text:p/>
        </draw:connector>
        <draw:connector draw:style-name="gr7" draw:text-style-name="P9" draw:layer="layout" svg:x1="4.654cm" svg:y1="18.915cm" svg:x2="4.654cm" svg:y2="18.28cm" draw:start-shape="id11" draw:start-glue-point="4" draw:end-shape="id14" draw:end-glue-point="6" svg:d="M4654 18915v-635" svg:viewBox="0 0 1 636">
          <text:p/>
        </draw:connector>
        <draw:connector draw:style-name="gr7" draw:text-style-name="P9" draw:layer="layout" draw:line-skew="-0.092cm" svg:x1="6.94cm" svg:y1="16.756cm" svg:x2="6.75cm" svg:y2="11.235cm" draw:start-shape="id14" draw:end-shape="id15" draw:end-glue-point="1" svg:d="M6940 16756h410v-5521h-600" svg:viewBox="0 0 601 5522">
          <text:p/>
        </draw:connector>
        <draw:custom-shape draw:style-name="gr11" draw:text-style-name="P11" xml:id="id15" draw:id="id15" draw:layer="layout" svg:width="4.191cm" svg:height="1.405cm" svg:x="2.559cm" svg:y="10.533cm">
          <text:p text:style-name="P1"><text:span text:style-name="T4">Decrease the gain by the gain_step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svg:x1="4.654cm" svg:y1="15.232cm" svg:x2="4.654cm" svg:y2="14.224cm" draw:start-shape="id14" draw:end-shape="id16" draw:end-glue-point="2" svg:d="M4654 15232v-1008" svg:viewBox="0 0 1 1009">
          <text:p/>
        </draw:connector>
        <draw:connector draw:style-name="gr7" draw:text-style-name="P9" draw:layer="layout" svg:x1="4.654cm" svg:y1="10.533cm" svg:x2="4.655cm" svg:y2="5.109cm" draw:start-shape="id15" draw:start-glue-point="0" svg:d="M4654 10533v-2962h1v-2462" svg:viewBox="0 0 2 5425">
          <text:p/>
        </draw:connector>
        <draw:connector draw:style-name="gr7" draw:text-style-name="P9" draw:layer="layout" svg:x1="2.559cm" svg:y1="13.398cm" svg:x2="1.411cm" svg:y2="13.406cm" draw:start-shape="id16" draw:start-glue-point="3" svg:d="M2559 13398h-824v8h-324" svg:viewBox="0 0 1149 9">
          <text:p/>
        </draw:connector>
        <draw:frame draw:style-name="gr9" draw:text-style-name="P8" draw:layer="layout" svg:width="0.866cm" svg:height="0.602cm" svg:x="4.741cm" svg:y="21.742cm">
          <draw:text-box>
            <text:p><text:span text:style-name="T6">no</text:span></text:p>
          </draw:text-box>
        </draw:frame>
        <draw:frame draw:style-name="gr8" draw:text-style-name="P8" draw:layer="layout" svg:width="0.963cm" svg:height="0.602cm" svg:x="6.642cm" svg:y="16.654cm">
          <draw:text-box>
            <text:p><text:span text:style-name="T6">yes</text:span></text:p>
          </draw:text-box>
        </draw:frame>
        <draw:frame draw:style-name="gr9" draw:text-style-name="P8" draw:layer="layout" svg:width="0.866cm" svg:height="0.602cm" svg:x="7.858cm" svg:y="19.804cm">
          <draw:text-box>
            <text:p><text:span text:style-name="T6">no</text:span></text:p>
          </draw:text-box>
        </draw:frame>
        <draw:frame draw:style-name="gr9" draw:text-style-name="P8" draw:layer="layout" svg:width="0.866cm" svg:height="0.602cm" svg:x="16.644cm" svg:y="18.018cm">
          <draw:text-box>
            <text:p><text:span text:style-name="T6">no</text:span></text:p>
          </draw:text-box>
        </draw:frame>
        <draw:frame draw:style-name="gr8" draw:text-style-name="P8" draw:layer="layout" svg:width="0.963cm" svg:height="0.602cm" svg:x="4.718cm" svg:y="18.534cm">
          <draw:text-box>
            <text:p><text:span text:style-name="T6">yes</text:span></text:p>
          </draw:text-box>
        </draw:frame>
        <draw:frame draw:style-name="gr8" draw:text-style-name="P8" draw:layer="layout" svg:width="0.963cm" svg:height="0.602cm" svg:x="16.674cm" svg:y="14.884cm">
          <draw:text-box>
            <text:p><text:span text:style-name="T6">yes</text:span></text:p>
          </draw:text-box>
        </draw:frame>
        <draw:frame draw:style-name="gr9" draw:text-style-name="P8" draw:layer="layout" svg:width="0.866cm" svg:height="0.602cm" svg:x="3.917cm" svg:y="14.849cm">
          <draw:text-box>
            <text:p><text:span text:style-name="T6">no</text:span></text:p>
          </draw:text-box>
        </draw:frame>
        <draw:custom-shape draw:style-name="gr13" draw:text-style-name="P6" xml:id="id17" draw:id="id17" draw:layer="layout" svg:width="4.191cm" svg:height="2.675cm" svg:x="14.589cm" svg:y="9.55cm">
          <text:p text:style-name="P1"><text:span text:style-name="T4">Calculate running averages of both noise relative to our current volume and noise relative to the original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svg:x1="12.973cm" svg:y1="10.887cm" svg:x2="14.589cm" svg:y2="10.887cm" draw:start-shape="id3" draw:start-glue-point="7" draw:end-shape="id17" draw:end-glue-point="3" svg:d="M12973 10887h1616" svg:viewBox="0 0 1617 1">
          <text:p/>
        </draw:connector>
        <draw:connector draw:style-name="gr7" draw:text-style-name="P9" draw:layer="layout" svg:x1="16.684cm" svg:y1="9.55cm" svg:x2="16.685cm" svg:y2="5.07cm" draw:start-shape="id17" draw:start-glue-point="0" svg:d="M16684 9550v-2490h1v-1990" svg:viewBox="0 0 2 4481">
          <text:p/>
        </draw:connector>
        <draw:frame draw:style-name="gr9" draw:text-style-name="P8" draw:layer="layout" svg:width="0.866cm" svg:height="0.602cm" svg:x="12.684cm" svg:y="10.398cm">
          <draw:text-box>
            <text:p><text:span text:style-name="T6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6:30:14.174000000</meta:creation-date>
    <dc:date>2018-07-23T13:56:38.256000000</dc:date>
    <meta:editing-duration>PT17M</meta:editing-duration>
    <meta:editing-cycles>5</meta:editing-cycles>
    <meta:generator>LibreOffice/6.0.5.2$Windows_X86_64 LibreOffice_project/54c8cbb85f300ac59db32fe8a675ff7683cd5a16</meta:generator>
    <meta:document-statistic meta:object-count="54"/>
  </office:meta>
</office:document-meta>
</file>